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ichamento" style:family="table">
      <style:table-properties style:width="25.7cm" table:align="margins"/>
    </style:style>
    <style:style style:name="Fichamento.A" style:family="table-column">
      <style:table-column-properties style:column-width="4.283cm" style:rel-column-width="2428*"/>
    </style:style>
    <style:style style:name="Fichamento.B" style:family="table-column">
      <style:table-column-properties style:column-width="6.094cm" style:rel-column-width="3455*"/>
    </style:style>
    <style:style style:name="Fichamento.C" style:family="table-column">
      <style:table-column-properties style:column-width="7.557cm" style:rel-column-width="4284*"/>
    </style:style>
    <style:style style:name="Fichamento.D" style:family="table-column">
      <style:table-column-properties style:column-width="1.117cm" style:rel-column-width="633*"/>
    </style:style>
    <style:style style:name="Fichamento.E" style:family="table-column">
      <style:table-column-properties style:column-width="6.65cm" style:rel-column-width="3770*"/>
    </style:style>
    <style:style style:name="Fichamento.A1" style:family="table-cell">
      <style:table-cell-properties fo:padding="0.097cm" fo:border-left="0.05pt solid #000000" fo:border-right="none" fo:border-top="0.05pt solid #000000" fo:border-bottom="0.05pt solid #000000"/>
    </style:style>
    <style:style style:name="Fichamento.E1" style:family="table-cell">
      <style:table-cell-properties fo:padding="0.097cm" fo:border="0.05pt solid #000000"/>
    </style:style>
    <style:style style:name="Fichamento.A2" style:family="table-cell">
      <style:table-cell-properties fo:padding="0.097cm" fo:border-left="0.05pt solid #000000" fo:border-right="none" fo:border-top="none" fo:border-bottom="0.05pt solid #000000"/>
    </style:style>
    <style:style style:name="Fichamento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0pt" fo:language="pt" fo:country="BR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 style:list-style-name="L1">
      <style:paragraph-properties fo:margin-left="0.079cm" fo:margin-right="-0.009cm" fo:text-align="justify" style:justify-single-word="false" fo:text-indent="-0.03cm" style:auto-text-indent="false">
        <style:tab-stops/>
      </style:paragraph-properties>
    </style:style>
    <style:style style:name="P5" style:family="paragraph" style:parent-style-name="Table_20_Contents" style:list-style-name="L1">
      <style:paragraph-properties fo:margin-left="-0.009cm" fo:margin-right="-0.009cm" fo:text-align="justify" style:justify-single-word="false" fo:text-indent="0cm" style:auto-text-indent="false">
        <style:tab-stops/>
      </style:paragraph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Fichamento" table:style-name="Fichamento">
        <table:table-column table:style-name="Fichamento.A"/>
        <table:table-column table:style-name="Fichamento.B"/>
        <table:table-column table:style-name="Fichamento.C"/>
        <table:table-column table:style-name="Fichamento.D"/>
        <table:table-column table:style-name="Fichamento.E"/>
        <table:table-row>
          <table:table-cell table:style-name="Fichamento.A1" office:value-type="string">
            <text:p text:style-name="P3">Diretório</text:p>
          </table:table-cell>
          <table:table-cell table:style-name="Fichamento.A1" office:value-type="string">
            <text:p text:style-name="P3">Referência Bibliográfica</text:p>
          </table:table-cell>
          <table:table-cell table:style-name="Fichamento.A1" office:value-type="string">
            <text:p text:style-name="P3">Descrever</text:p>
          </table:table-cell>
          <table:table-cell table:style-name="Fichamento.A1" office:value-type="string">
            <text:p text:style-name="P2">Pág.</text:p>
          </table:table-cell>
          <table:table-cell table:style-name="Fichamento.E1" office:value-type="string">
            <text:p text:style-name="P2">Trecho</text:p>
          </table:table-cell>
        </table:table-row>
        <table:table-row>
          <table:table-cell table:style-name="Fichamento.A2" office:value-type="string">
            <text:p text:style-name="P2">Docs/Artigos/CRM/1 VALENTE - TCC</text:p>
          </table:table-cell>
          <table:table-cell table:style-name="Fichamento.A2" office:value-type="string">
            <text:p text:style-name="P1">VALENTE, THAIS REGINA GODOI. Marketing de Relacionamento e CRM: uma Análise da Gestão de Clientes no Setor Financeiro. Monografia apresentada ao Departamento de Administração da <text:s/>Faculdade de Economia, Administração e Contabilidade como requisito parcial para obtenção de diploma de bacharel em Administração de Empresas. – São Paulo, 2002 .</text:p>
          </table:table-cell>
          <table:table-cell table:style-name="Fichamento.A2" office:value-type="string">
            <text:list xml:id="list1697781701" text:style-name="L1">
              <text:list-header>
                <text:p text:style-name="P4">Segundo Rapp e Collins (1996:252) As fases do Marketing.estão dividas em:</text:p>
                <text:p text:style-name="P5">Era do Marketing, Era da Segmentação, Era do Marketing de Nicho, Era do Cliente.</text:p>
                <text:p text:style-name="P5"/>
              </text:list-header>
            </text:list>
          </table:table-cell>
          <table:table-cell table:style-name="Fichamento.A2" office:value-type="string">
            <text:p text:style-name="P2">26</text:p>
          </table:table-cell>
          <table:table-cell table:style-name="Fichamento.E2" office:value-type="string">
            <text:p text:style-name="P2">Era do Marketing de Massa: a era da produção em massa e da propaganda de massa emergiu</text:p>
            <text:p text:style-name="P2">após a Segunda Grande Guerra e teve seu apogeu nos anos 50 e 60. O cliente transformou-se em</text:p>
            <text:p text:style-name="P2">consumidor, revelando pela própria natureza do nome um distanciamento no relacionamento,</text:p>
            <text:p text:style-name="P2">uma vez que a empresa não estava interessada em conhecê-los.</text:p>
            <text:p text:style-name="P2">Era da Segmentação: na década de 70 proliferaram técnicas de segmentação de mercado,</text:p>
            <text:p text:style-name="P2">permitindo dirigir o esforço de marketing a grupos de consumidores mais homogêneos. A partir</text:p>
            <text:p text:style-name="P2">desse momento, as empresas foram obrigadas a buscar informações sobre os cliente a fim de</text:p>
            <text:p text:style-name="P2"><text:soft-page-break/>dividi-los em grupos semelhantes.</text:p>
            <text:p text:style-name="P2">Era do Marketing de Nicho: Nos anos 80 o mercado foi repartido em grupos cada vez</text:p>
            <text:p text:style-name="P2">menores de consumidores – cada grupo com necessidades e desejos específicos.</text:p>
            <text:p text:style-name="P2">Era do Cliente: nos anos 90 os consumidores quiseram voltar a ser clientes, no sentido de</text:p>
            <text:p text:style-name="P2">serem tratados como indivíduos, com suas necessidades entendidas e atendidas com produtos ou</text:p>
            <text:p text:style-name="P2">serviços de maior qualidade e valor extra.</text:p>
          </table:table-cell>
        </table:table-row>
        <table:table-row>
          <table:table-cell table:style-name="Fichamento.A2" office:value-type="string">
            <text:p text:style-name="P2"><text:bookmark-start text:name="__DdeLink__1883_298104006"/>Docs/Artigos/CRM/1 VALENTE - TCC<text:bookmark-end text:name="__DdeLink__1883_298104006"/></text:p>
          </table:table-cell>
          <table:table-cell table:style-name="Fichamento.A2" office:value-type="string">
            <text:p text:style-name="P3"/>
            <text:p text:style-name="P3">BERRY, Leonard L., "Relationship Marketing," Emerging Perspectives in Services Marketing,</text:p>
            <text:p text:style-name="P3">American Marketing Association – Chicago, Illinois: 1983.</text:p>
          </table:table-cell>
          <table:table-cell table:style-name="Fichamento.A2" office:value-type="string">
            <text:p text:style-name="P2">A primeira citação sobre o marketing de relacionamento veio do autor BERRY (1986), onde este enfatizava a atração, manutenção e organização na relação com os clientes.</text:p>
          </table:table-cell>
          <table:table-cell table:style-name="Fichamento.A2" office:value-type="string">
            <text:p text:style-name="P2">34</text:p>
          </table:table-cell>
          <table:table-cell table:style-name="Fichamento.E2" office:value-type="string">
            <text:p text:style-name="P2">O conceito de Marketing de Relacionamento não é novo. Berry (1983) foi o primeiro</text:p>
            <text:p text:style-name="P2">autor a utilizar a expressão definindo como “a atração, manutenção e – em organizações</text:p>
            <text:p text:style-name="P2">multisserviços – a ênfase nos relacionamento com clientes”. </text:p>
          </table:table-cell>
        </table:table-row>
        <table:table-row>
          <table:table-cell table:style-name="Fichamento.A2" office:value-type="string">
            <text:p text:style-name="P2">Docs/Artigos/CRM/1 VALENTE - <text:soft-page-break/>TCC</text:p>
          </table:table-cell>
          <table:table-cell table:style-name="Fichamento.A2" office:value-type="string">
            <text:p text:style-name="P3">GREENBERG, Paul. Os quatro ases do CRM – <text:soft-page-break/>HSM Management, março-abril de 2002.</text:p>
          </table:table-cell>
          <table:table-cell table:style-name="Fichamento.A2" office:value-type="string">
            <text:p text:style-name="P2"/>
          </table:table-cell>
          <table:table-cell table:style-name="Fichamento.A2" office:value-type="string">
            <text:p text:style-name="P2">39</text:p>
          </table:table-cell>
          <table:table-cell table:style-name="Fichamento.E2" office:value-type="string">
            <text:p text:style-name="P2"><text:s/>No século XXI, o cliente é o</text:p>
            <text:p text:style-name="P2">indivíduo ou grupo que troca <text:soft-page-break/>valor com outra pessoa ou grupo (Greenberg, 2002:48).</text:p>
          </table:table-cell>
        </table:table-row>
        <table:table-row>
          <table:table-cell table:style-name="Fichamento.A2" office:value-type="string">
            <text:p text:style-name="P2"/>
          </table:table-cell>
          <table:table-cell table:style-name="Fichamento.A2" office:value-type="string">
            <text:p text:style-name="P3"/>
          </table:table-cell>
          <table:table-cell table:style-name="Fichamento.A2" office:value-type="string">
            <text:p text:style-name="P2"/>
          </table:table-cell>
          <table:table-cell table:style-name="Fichamento.A2" office:value-type="string">
            <text:p text:style-name="P2"/>
          </table:table-cell>
          <table:table-cell table:style-name="Fichamento.E2" office:value-type="string">
            <text:p text:style-name="P2"/>
          </table:table-cell>
        </table:table-row>
        <table:table-row>
          <table:table-cell table:style-name="Fichamento.A2" office:value-type="string">
            <text:p text:style-name="P2"/>
          </table:table-cell>
          <table:table-cell table:style-name="Fichamento.A2" office:value-type="string">
            <text:p text:style-name="P3"/>
          </table:table-cell>
          <table:table-cell table:style-name="Fichamento.A2" office:value-type="string">
            <text:p text:style-name="P2"/>
          </table:table-cell>
          <table:table-cell table:style-name="Fichamento.A2" office:value-type="string">
            <text:p text:style-name="P2"/>
          </table:table-cell>
          <table:table-cell table:style-name="Fichamento.E2" office:value-type="string">
            <text:p text:style-name="P2"/>
          </table:table-cell>
        </table:table-row>
        <table:table-row>
          <table:table-cell table:style-name="Fichamento.A2" office:value-type="string">
            <text:p text:style-name="P2"/>
          </table:table-cell>
          <table:table-cell table:style-name="Fichamento.A2" office:value-type="string">
            <text:p text:style-name="P3"/>
          </table:table-cell>
          <table:table-cell table:style-name="Fichamento.A2" office:value-type="string">
            <text:p text:style-name="P2"/>
          </table:table-cell>
          <table:table-cell table:style-name="Fichamento.A2" office:value-type="string">
            <text:p text:style-name="P2"/>
          </table:table-cell>
          <table:table-cell table:style-name="Fichamento.E2" office:value-type="string">
            <text:p text:style-name="P2"/>
          </table:table-cell>
        </table:table-row>
        <table:table-row>
          <table:table-cell table:style-name="Fichamento.A2" office:value-type="string">
            <text:p text:style-name="P2"/>
          </table:table-cell>
          <table:table-cell table:style-name="Fichamento.A2" office:value-type="string">
            <text:p text:style-name="P3"/>
          </table:table-cell>
          <table:table-cell table:style-name="Fichamento.A2" office:value-type="string">
            <text:p text:style-name="P2"/>
          </table:table-cell>
          <table:table-cell table:style-name="Fichamento.A2" office:value-type="string">
            <text:p text:style-name="P2"/>
          </table:table-cell>
          <table:table-cell table:style-name="Fichamento.E2" office:value-type="string">
            <text:p text:style-name="P2"/>
          </table:table-cell>
        </table:table-row>
        <table:table-row>
          <table:table-cell table:style-name="Fichamento.A2" office:value-type="string">
            <text:p text:style-name="P2"/>
          </table:table-cell>
          <table:table-cell table:style-name="Fichamento.A2" office:value-type="string">
            <text:p text:style-name="P3"/>
          </table:table-cell>
          <table:table-cell table:style-name="Fichamento.A2" office:value-type="string">
            <text:p text:style-name="P2"/>
          </table:table-cell>
          <table:table-cell table:style-name="Fichamento.A2" office:value-type="string">
            <text:p text:style-name="P2"/>
          </table:table-cell>
          <table:table-cell table:style-name="Fichamento.E2" office:value-type="string">
            <text:p text:style-name="P2"/>
          </table:table-cell>
        </table:table-row>
        <table:table-row>
          <table:table-cell table:style-name="Fichamento.A2" office:value-type="string">
            <text:p text:style-name="P2"/>
          </table:table-cell>
          <table:table-cell table:style-name="Fichamento.A2" office:value-type="string">
            <text:p text:style-name="P3"/>
          </table:table-cell>
          <table:table-cell table:style-name="Fichamento.A2" office:value-type="string">
            <text:p text:style-name="P2"/>
          </table:table-cell>
          <table:table-cell table:style-name="Fichamento.A2" office:value-type="string">
            <text:p text:style-name="P2"/>
          </table:table-cell>
          <table:table-cell table:style-name="Fichamento.E2" office:value-type="string">
            <text:p text:style-name="P2"/>
          </table:table-cell>
        </table:table-row>
        <table:table-row>
          <table:table-cell table:style-name="Fichamento.A2" office:value-type="string">
            <text:p text:style-name="P2"/>
          </table:table-cell>
          <table:table-cell table:style-name="Fichamento.A2" office:value-type="string">
            <text:p text:style-name="P3"/>
          </table:table-cell>
          <table:table-cell table:style-name="Fichamento.A2" office:value-type="string">
            <text:p text:style-name="P2"/>
          </table:table-cell>
          <table:table-cell table:style-name="Fichamento.A2" office:value-type="string">
            <text:p text:style-name="P2"/>
          </table:table-cell>
          <table:table-cell table:style-name="Fichamento.E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les Pereira</meta:initial-creator>
    <meta:creation-date>2011-11-23T23:38:03</meta:creation-date>
    <dc:date>2011-11-24T00:41:14</dc:date>
    <dc:creator>Thales Pereira</dc:creator>
    <meta:editing-duration>PT1H3M11S</meta:editing-duration>
    <meta:editing-cycles>10</meta:editing-cycles>
    <meta:generator>LibreOffice/3.4$Unix LibreOffice_project/340m1$Build-402</meta:generator>
    <meta:document-statistic meta:table-count="1" meta:image-count="0" meta:object-count="0" meta:page-count="3" meta:paragraph-count="36" meta:word-count="372" meta:character-count="2380" meta:non-whitespace-character-count="2041"/>
  </office:meta>
</office:document-meta>
</file>